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hyphenate="false"/>
    </style:style>
    <style:style style:name="P6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style:font-name="Droid Sans" fo:font-size="18pt"/>
    </style:style>
    <style:style style:name="P8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style:font-size-asian="12pt" style:font-size-complex="1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Droid Sans" fo:font-size="18pt"/>
    </style:style>
    <style:style style:name="P10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hyphenate="false"/>
    </style:style>
    <style:style style:name="P12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hyphenate="false"/>
    </style:style>
    <style:style style:name="P13" style:family="paragraph">
      <loext:graphic-properties draw:fill="none" draw:fill-color="#ffffff"/>
      <style:text-properties style:font-name="Droid Sans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fo:color="#44546a" style:text-line-through-style="none" style:text-line-through-type="none" style:text-position="0% 100%" style:font-name="Droid Sans" fo:font-size="24pt" fo:letter-spacing="0.106cm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Droid Sans" fo:font-size="11pt" fo:letter-spacing="0.106cm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Droid San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1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2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3" style:family="text">
      <style:text-properties fo:font-variant="normal" fo:text-transform="none" fo:color="#44546a" style:text-line-through-style="none" style:text-line-through-type="none" style:text-position="0% 100%" style:font-name="Droid Sans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6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28" style:family="text">
      <style:text-properties fo:font-variant="normal" fo:text-transform="none" fo:color="#44546a" style:text-line-through-style="none" style:text-line-through-type="none" style:text-position="0% 100%" style:font-name="Droid Sans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9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5.576cm" svg:x="0.737cm" svg:y="3.916cm">
          <text:p text:style-name="P1"><text:span text:style-name="T1">Email</text:span></text:p>
          <text:p text:style-name="P1"><text:span text:style-name="T2">romanetvin@eisti.eu</text:span></text:p>
          <text:p text:style-name="P1"><text:span text:style-name="T1">Address</text:span></text:p>
          <text:p text:style-name="P1"><text:span text:style-name="T2">22 rue des Perdrix, </text:span></text:p>
          <text:p text:style-name="P1"><text:span text:style-name="T2">95800, Courdimanche, </text:span><text:span text:style-name="T2">FRANCE</text:span></text:p>
          <text:p text:style-name="P2"><text:span text:style-name="T1">Phone number</text:span></text:p>
          <text:p text:style-name="P1"><text:span text:style-name="T2">+33 6 66 57 91 97</text:span></text:p>
          <text:p text:style-name="P2"><text:span text:style-name="T1">Driver’s License holder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91cm" svg:x="2.233cm" svg:y="0cm">
          <text:p text:style-name="P4"><text:span text:style-name="T4">Vincen</text:span><text:span text:style-name="T4">t </text:span><text:span text:style-name="T4">ROMAN</text:span><text:span text:style-name="T4">ET</text:span></text:p>
          <text:p text:style-name="P4"><text:span text:style-name="T5">Looking for a </text:span><text:span text:style-name="T5">6-month </text:span><text:span text:style-name="T5">internship </text:span></text:p>
          <text:p text:style-name="P4"><text:span text:style-name="T5">in </text:span><text:span text:style-name="T6">Artificial</text:span><text:span text:style-name="T5"> </text:span><text:span text:style-name="T6">Intelligence</text:span><text:span text:style-name="T5"> </text:span><text:span text:style-name="T5">starting April </text:span><text:span text:style-name="T5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6" draw:layer="layout" svg:width="4.299cm" svg:height="0.568cm" svg:x="0.825cm" svg:y="3.298cm">
          <text:p text:style-name="P4"><text:span text:style-name="T7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6" draw:layer="layout" svg:width="4.299cm" svg:height="0.569cm" svg:x="5.974cm" svg:y="11.159cm">
          <text:p text:style-name="P4"><text:span text:style-name="T7">EDU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7" draw:layer="layout" svg:x1="0.828cm" svg:y1="3.047cm" svg:x2="18.034cm" svg:y2="3.048cm">
          <text:p/>
        </draw:line>
        <draw:custom-shape draw:name="Rectangle 36" draw:style-name="gr6" draw:text-style-name="P6" draw:layer="layout" svg:width="4.299cm" svg:height="0.568cm" svg:x="0.737cm" svg:y="8.998cm">
          <text:p text:style-name="P4"><text:span text:style-name="T7">SKI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9.933cm">
          <text:p text:style-name="P1"><text:span text:style-name="T8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8" draw:layer="layout" svg:width="4.299cm" svg:height="0.568cm" svg:x="0.691cm" svg:y="18.142cm">
          <text:p text:style-name="P4"><text:span text:style-name="T7">INTE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74cm" svg:y="3.95cm">
          <text:p text:style-name="P1"><text:span text:style-name="T9">Entrepreneur <text:s/>for a language learning tool : Jun – Sept 2018 </text:span></text:p>
          <text:p text:style-name="P1"><text:span text:style-name="T10">RMNT Development, Courdimanche, FRANCE</text:span></text:p>
          <text:p text:style-name="P1"><text:span text:style-name="T11">Started a language learning tool mobile application and was in charge of marketing, communication, graphic design and IT. </text:span></text:p>
          <text:p text:style-name="P1"><text:span text:style-name="T9"/></text:p>
          <text:p text:style-name="P1"><text:span text:style-name="T9">PHP Developer at NATO Helicopters Industries : May – Aug 2017 </text:span></text:p>
          <text:p text:style-name="P1"><text:span text:style-name="T10">ECONOCOM, Aix-en-Provence, FRANCE</text:span></text:p>
          <text:p text:style-name="P1"><text:span text:style-name="T11">Acquired reporting data to have a better overview on the Helpdesk department’s performance. </text:span></text:p>
          <text:p text:style-name="P1"><text:span text:style-name="T12"/></text:p>
          <text:p text:style-name="P1"><text:span text:style-name="T9">Sales Performance Developer : June – Aug 2016 </text:span></text:p>
          <text:p text:style-name="P1"><text:span text:style-name="T10">ALEHOS, Gentilly, FRANCE</text:span></text:p>
          <text:p text:style-name="P1"><text:span text:style-name="T13">Joined the Sales Performance team, formulated and implemented improvements on a reporting tool. Resulted in relieving work load for Sales Perfomance employees.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9" draw:layer="layout" svg:width="12.447cm" svg:height="0.683cm" svg:x="6.038cm" svg:y="8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027cm" svg:x="0.603cm" svg:y="19.006cm">
          <text:p text:style-name="P1"><text:span text:style-name="T15">Skateboard, Snowboard, Volleyball, Fitness, </text:span><text:span text:style-name="T16">Travels, Graphic Design</text:span></text:p>
          <text:p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1" draw:layer="layout" svg:width="4.291cm" svg:height="4.647cm" svg:x="0.762cm" svg:y="13.316cm">
          <text:p text:style-name="P10"><text:span text:style-name="T8">Languages</text:span></text:p>
          <text:p text:style-name="P1"><text:span text:style-name="T18">French</text:span></text:p>
          <text:p text:style-name="P1"><text:span text:style-name="T19"><text:s text:c="5"/></text:span><text:span text:style-name="T19">Native Speaker</text:span></text:p>
          <text:p text:style-name="P1"><text:span text:style-name="T18">English</text:span></text:p>
          <text:p text:style-name="P1"><text:span text:style-name="T3"><text:s text:c="6"/></text:span><text:span text:style-name="T19">Advanced</text:span></text:p>
          <text:p text:style-name="P1"><text:span text:style-name="T18">Chinese</text:span></text:p>
          <text:p text:style-name="P1"><text:span text:style-name="T3"><text:s text:c="7"/></text:span><text:span text:style-name="T19">Intermedi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2" draw:layer="layout" svg:width="4.299cm" svg:height="0.569cm" svg:x="5.954cm" svg:y="3.325cm">
          <text:p text:style-name="P4"><text:span text:style-name="T7">EXPE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783cm" svg:y="12.038cm">
          <text:p text:style-name="P1"><text:span text:style-name="T9">2015 – 2019 : EISTI – Cergy-Préfecture, FRANCE</text:span></text:p>
          <text:p text:style-name="P1"><text:span text:style-name="T20">Engineering Degree in Mathematics and Computer Science</text:span></text:p>
          <text:p text:style-name="P1"><text:span text:style-name="T21">Senior Year – Majoring in Artificial Intelligence</text:span></text:p>
          <text:p text:style-name="P1"><text:span text:style-name="T22">Deep Learning / Image Processing / Quantum computing <text:s/></text:span></text:p>
          <text:p text:style-name="P1"><text:span text:style-name="T22">Bioinformatics / AI Ethics <text:s/>/ Natural Language Processing </text:span></text:p>
          <text:p text:style-name="P1"><text:span text:style-name="T23"/></text:p>
          <text:p text:style-name="P1"><text:span text:style-name="T9">2017 – 2018 : GEM – Grenoble, FRANCE</text:span></text:p>
          <text:p text:style-name="P1"><text:span text:style-name="T20">Master of Science in Management</text:span></text:p>
          <text:p text:style-name="P1"><text:span text:style-name="T24"/></text:p>
          <text:p text:style-name="P1"><text:span text:style-name="T9">Sept – Dec 2016 : ESSEC Asia Pacific – Singapore, SINGAPORE</text:span></text:p>
          <text:p text:style-name="P1"><text:span text:style-name="T20">Student Exchange</text:span></text:p>
          <text:p text:style-name="P1"><text:span text:style-name="T25"/></text:p>
          <text:p text:style-name="P1"><text:span text:style-name="T26">2013 – 2016 : Cergy-Pontoise University – Cergy-Préfecture, FRANCE</text:span></text:p>
          <text:p text:style-name="P1"><text:span text:style-name="T27">Bachelor of Science in Computer Science </text:span></text:p>
          <text:p text:style-name="P1"><text:span text:style-name="T20"/></text:p>
          <text:p text:style-name="P1"><text:span text:style-name="T26">2013 – 2015 <text:s/>: EISTI – Cergy-Préfecture, FRANCE</text:span></text:p>
          <text:p text:style-name="P1"><text:span text:style-name="T27">Undergraduate courses to prepare </text:span></text:p>
          <text:p text:style-name="P1"><text:span text:style-name="T27">nationwide competitive exams in science</text:span></text:p>
          <text:p text:style-name="P1"><text:span text:style-name="T20"/></text:p>
          <text:p text:style-name="P1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6" draw:layer="layout" svg:width="4.299cm" svg:height="0.569cm" svg:x="5.974cm" svg:y="21.39cm">
          <text:p text:style-name="P4"><text:span text:style-name="T7">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075cm">
          <text:p text:style-name="P1"><text:span text:style-name="T28">Skate Trick Tracker</text:span></text:p>
          <text:p text:style-name="P1"><text:span text:style-name="T29">8 weeks – Image processing project. Detect a skateboard in a frame using filters and Convolutionnal Neural Network. </text:span></text:p>
          <text:p text:style-name="P1"><text:span text:style-name="T28"/></text:p>
          <text:p text:style-name="P1"><text:span text:style-name="T9">End-of-studies project : Energy management and optimization</text:span></text:p>
          <text:p text:style-name="P1"><text:span text:style-name="T29">6 months – Goal : Predict energy consumption using Recursive <text:s/>Neural Network to adjust and manage energy 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4.064cm" svg:height="3.954cm" svg:x="0.762cm" svg:y="10.632cm">
          <draw:text-box>
            <text:p><text:span text:style-name="T30">Numpy, Keras, </text:span></text:p>
            <text:p><text:span text:style-name="T30">Open CV, Matplotlib, <text:s/></text:span><text:span text:style-name="T30">Scikit-learn, </text:span><text:span text:style-name="T31"><text:s/></text:span><text:span text:style-name="T31">Tensorflow, </text:span></text:p>
            <text:p><text:span text:style-name="T31">Nltk</text:span></text:p>
            <text:p><text:span text:style-name="T31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text:date style:data-style-name="D1" text:date-value="2018-11-08">11/8/18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203</meta:editing-cycles>
    <meta:print-date>2018-03-23T06:18:16</meta:print-date>
    <meta:creation-date>2018-03-22T22:35:05</meta:creation-date>
    <dc:date>2018-11-08T16:49:15.561939109</dc:date>
    <meta:editing-duration>P12DT6H24M14S</meta:editing-duration>
    <meta:generator>LibreOffice/6.0.7.3.0$Linux_X86_64 LibreOffice_project/00m0$Build-3</meta:generator>
    <meta:document-statistic meta:object-count="40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